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7DEAE36EB46042B86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1" style:family="table-row">
      <style:table-row-properties style:row-height="0.0097in"/>
    </style:style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1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1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paragraph-rsid="0048a07b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37c315" officeooo:paragraph-rsid="0048a07b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4cb279" officeooo:paragraph-rsid="0048a07b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1" officeooo:rsid="003c9d6c" officeooo:paragraph-rsid="002b7e15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48a07b" fo:background-color="#ffffff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48a07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paragraph-rsid="0048a07b"/>
    </style:style>
    <style:style style:name="P16" style:family="paragraph" style:parent-style-name="Table_20_Contents">
      <style:text-properties style:font-name="Times New Roman1" officeooo:rsid="0048a07b" officeooo:paragraph-rsid="0048a07b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2e775b" officeooo:paragraph-rsid="0048a07b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4417cf" officeooo:paragraph-rsid="0048a07b"/>
    </style:style>
    <style:style style:name="P19" style:family="paragraph" style:parent-style-name="Table_20_Contents">
      <style:text-properties style:font-name="Times New Roman1" officeooo:paragraph-rsid="0048a07b"/>
    </style:style>
    <style:style style:name="P20" style:family="paragraph" style:parent-style-name="Table_20_Contents">
      <style:text-properties style:font-name="Times New Roman1" officeooo:paragraph-rsid="0050880e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50880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rsid="004a6c09" officeooo:paragraph-rsid="0050880e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1" officeooo:rsid="004a6c09" officeooo:paragraph-rsid="0050880e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1" fo:font-size="12pt" officeooo:rsid="004a6c09" officeooo:paragraph-rsid="0050880e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style:font-name="Times New Roman1" fo:font-size="2pt" officeooo:paragraph-rsid="0050880e" style:font-size-asian="2pt" style:font-size-complex="2pt"/>
    </style:style>
    <style:style style:name="P28" style:family="paragraph" style:parent-style-name="Normal">
      <style:paragraph-properties fo:break-before="page" style:writing-mode="lr-tb"/>
      <style:text-properties style:font-name="Times New Roman1" fo:font-size="2pt" officeooo:rsid="0050cca3" officeooo:paragraph-rsid="0050880e" style:font-size-asian="2pt" style:font-size-complex="2pt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50880e" fo:background-color="#66666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1" officeooo:rsid="003648a3" officeooo:paragraph-rsid="0050880e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48a07b"/>
    </style:style>
    <style:style style:name="P3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4a6c09" officeooo:paragraph-rsid="0050880e"/>
    </style:style>
    <style:style style:name="P3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86077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42f57a"/>
    </style:style>
    <style:style style:name="T10" style:family="text">
      <style:text-properties fo:language="en" fo:country="US" officeooo:rsid="0048a07b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15" style:family="text">
      <style:text-properties fo:color="#ffffff" officeooo:rsid="005233da"/>
    </style:style>
    <style:style style:name="T16" style:family="text">
      <style:text-properties officeooo:rsid="00364877"/>
    </style:style>
    <style:style style:name="T17" style:family="text">
      <style:text-properties style:font-name="Times New Roman1"/>
    </style:style>
    <style:style style:name="T18" style:family="text">
      <style:text-properties style:font-name="Times New Roman1" officeooo:rsid="003c9d6c" fo:background-color="#ffffff" loext:char-shading-value="0"/>
    </style:style>
    <style:style style:name="T19" style:family="text">
      <style:text-properties style:font-name="Times New Roman1" officeooo:rsid="003c9d6c"/>
    </style:style>
    <style:style style:name="T20" style:family="text">
      <style:text-properties style:font-name="Times New Roman1" officeooo:rsid="00369932"/>
    </style:style>
    <style:style style:name="T21" style:family="text">
      <style:text-properties style:font-name="Times New Roman1" officeooo:rsid="00486077"/>
    </style:style>
    <style:style style:name="T22" style:family="text">
      <style:text-properties style:font-name="Times New Roman1" officeooo:rsid="004ec5dc"/>
    </style:style>
    <style:style style:name="T23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office:value-type="string">
            <text:p text:style-name="P5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1" text:anchor-type="paragraph" svg:x="2.8319in" svg:y="-0.0799in" svg:width="0.9709in" svg:height="1.6256in" draw:z-index="1"><draw:image xlink:href="Pictures/10000000000004B2000007DEAE36EB46042B860D.jpg" xlink:type="simple" xlink:show="embed" xlink:actuate="onLoad"/></draw:frame></text:p>
      <text:p text:style-name="P3"/>
      <text:p text:style-name="P3"/>
      <text:p text:style-name="P21"/>
      <text:p text:style-name="P21"/>
      <text:p text:style-name="P21"/>
      <text:p text:style-name="P21"/>
      <text:p text:style-name="P21"><text:span text:style-name="T6">Declaração</text:span> <text:span text:style-name="T7">De Inscrição</text:span></text:p>
      <text:p text:style-name="P21"/>
      <text:p text:style-name="P33"><text:span text:style-name="T19">Para os devidos efeitos, declara-se que </text:span><text:span text:style-name="T20"><text:text-input text:description="${genderVogal}">${genderVogal}</text:text-input></text:span><text:span text:style-name="T20"> alun</text:span><text:span text:style-name="T20"><text:text-input text:description="${genderVogal}">${genderVogal}</text:text-input></text:span><text:span text:style-name="T19"> </text:span><text:span text:style-name="T20"><text:text-input text:description="${studentName}">${studentName}</text:text-input></text:span><text:span text:style-name="T19">, n.º </text:span><text:span text:style-name="T20"><text:text-input text:description="${registrationNumber}">${registrationNumber}</text:text-input></text:span><text:span text:style-name="T19">, </text:span><text:span text:style-name="T20">nascid</text:span><text:span text:style-name="T20"><text:text-input text:description="${genderVogal}">${genderVogal}</text:text-input></text:span><text:span text:style-name="T19"> a </text:span><text:span text:style-name="T20"><text:text-input text:description="${birthDateExtended}">${birthDateExtended}</text:text-input></text:span><text:span text:style-name="T19">, </text:span><text:span text:style-name="T20">portador</text:span><text:span text:style-name="T20"><text:text-input text:description="${genderVogalFemale}">${genderVogalFemale}</text:text-input></text:span><text:span text:style-name="T19"> do </text:span><text:span text:style-name="T20"><text:text-input text:description="${idDocumentType}">${idDocumentType}</text:text-input></text:span><text:span text:style-name="T19"> n.º </text:span><text:span text:style-name="T20"><text:text-input text:description="${idDocumentNumber}">${idDocumentNumber}</text:text-input></text:span><text:span text:style-name="T19">, </text:span><text:span text:style-name="T20">filh</text:span><text:span text:style-name="T20"><text:text-input text:description="${genderVogal}">${genderVogal}</text:text-input></text:span><text:span text:style-name="T19"> de </text:span><text:span text:style-name="T20"><text:text-input text:description="${fatherName}">${fatherName}</text:text-input></text:span><text:span text:style-name="T19"> e de</text:span><text:span text:style-name="T20"> </text:span><text:span text:style-name="T20"><text:text-input text:description="${motherName}">${motherName}</text:text-input></text:span><text:span text:style-name="T19">, está inscrit</text:span><text:span text:style-name="T21"><text:text-input text:description="${genderVogal}">${genderVogal}</text:text-input></text:span><text:span text:style-name="T19"> no </text:span><text:span text:style-name="T21"><text:text-input text:description="${curricularYear}">${curricularYear}</text:text-input></text:span><text:span text:style-name="T19">.º Ano, no Curso de </text:span><text:span text:style-name="T19"><text:text-input text:description="${degreeType}">${degreeType}</text:text-input></text:span><text:span text:style-name="T21"> em </text:span><text:span text:style-name="T21"><text:text-input text:description="${degreeName}">${degreeName}</text:text-input></text:span><text:span text:style-name="T18"> no ano </text:span><text:span text:style-name="T17">letivo de </text:span><text:span text:style-name="T22"><text:text-input text:description="${executionYearName}">${executionYearName}</text:text-input></text:span><text:span text:style-name="T21"><text:text-input text:description="${endSentence}">${endSentence}</text:text-input></text:span></text:p>
      <text:p text:style-name="P11"/>
      <text:p text:style-name="P2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4"><text:text-input text:description="${ucLabel}">${ucLabel}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23">ECTS</text:p>
          </table:table-cell>
        </table:table-row>
        <table:table-row table:style-name="Table1.2">
          <table:table-cell table:style-name="Table1.A2" office:value-type="string">
            <text:p text:style-name="P28"><text:text-input text:description="@after-row[/#list]">@before-row[#list normalEnrolmentsList as el][@enrolmentsDescription el/]</text:text-input><text:span text:style-name="T15">ll</text:span><text:span text:style-name="T23"><text:text-input text:description="@after-row[/#list]">@after-row[/#list]</text:text-input></text:span> </text:p>
          </table:table-cell>
          <table:table-cell table:style-name="Table1.B2" office:value-type="string">
            <text:p text:style-name="P32"><text:text-input text:description="${enrolmentName}">${_enrolmentName}</text:text-input></text:p>
          </table:table-cell>
          <table:table-cell table:style-name="Table1.C2" office:value-type="string">
            <text:p text:style-name="P25"><text:text-input text:description="${semester}">${_semester}</text:text-input></text:p>
          </table:table-cell>
          <table:table-cell table:style-name="Table1.D2" office:value-type="string">
            <text:p text:style-name="P26"><text:text-input text:description="${etcs}">${_etcs}</text:text-input></text:p>
          </table:table-cell>
        </table:table-row>
      </table:table>
      <text:p text:style-name="P30"><text:span text:style-name="T11"><text:s text:c="2"/>Total UCs: </text:span><text:span text:style-name="T13"><text:text-input text:description="${totalNormalEnrolments}">${tot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4">${totalEcts}</text:span></text:p>
      <text:p text:style-name="P20"><text:text-input text:description="[/#if]">[/#if]</text:text-input></text:p>
      <text:p text:style-name="P16"><text:text-input text:description="${documentPurposeType}">${documentPurposeType}</text:text-input></text:p>
      <text:p text:style-name="P13"/>
      <text:p text:style-name="P13"><text:span text:style-name="T2">Reitoria</text:span><text:span text:style-name="T4"> </text:span><text:span text:style-name="T3">da Universidade de Lisboa</text:span><text:span text:style-name="T9">, em </text:span><text:span text:style-name="T10"><text:text-input text:description="${currentDateExtended}">${currentDateExtended}</text:text-input></text:span><text:span text:style-name="T8">.</text:span></text:p>
      <text:p text:style-name="P22"/>
      <text:p text:style-name="P19"><text:text-input text:description="[#if requestedByStudent]">[#if requestedByStudent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!</text:p>
            <text:p text:style-name="P8"><text:text-input text:description="${priceTag}">${priceTag}</text:text-input></text:p>
          </table:table-cell>
          <table:table-cell table:style-name="Table2.B1" office:value-type="string">
            <text:p text:style-name="P17">Área de Estudantes e Certificação Académica,</text:p>
            <text:p text:style-name="P14">O(<text:span text:style-name="T16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1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7"><text:text-input text:description="${priceTag}">${priceTag}</text:text-input></text:p>
          </table:table-cell>
          <table:table-cell table:style-name="Table3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8"><text:text-input text:description="${responsibleName}">${responsibleName}</text:text-input></text:p>
          </table:table-cell>
        </table:table-row>
      </table:table>
      <text:p text:style-name="P19"><text:text-input text:description="[/#if]">[/#if]</text:text-input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loext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0:54:44.081054103</dc:date>
    <meta:editing-duration>PT4H3M23S</meta:editing-duration>
    <meta:editing-cycles>63</meta:editing-cycles>
    <meta:generator>LibreOffice/5.0.3.2$Linux_X86_64 LibreOffice_project/e5f16313668ac592c1bfb310f4390624e3dbfb75</meta:generator>
    <dc:creator>JNPA </dc:creator>
    <meta:document-statistic meta:table-count="5" meta:image-count="1" meta:object-count="0" meta:page-count="1" meta:paragraph-count="29" meta:word-count="573" meta:character-count="6307" meta:non-whitespace-character-count="5568"/>
  </office:meta>
</office:document-meta>
</file>